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2" style:family="paragraph" style:parent-style-name="Text_20_body">
      <style:paragraph-properties fo:margin-left="0.5in" fo:margin-right="0in" fo:margin-top="0in" fo:margin-bottom="0.0835in" fo:text-indent="-0.5in" style:auto-text-indent="false">
        <style:tab-stops/>
      </style:paragraph-properties>
    </style:style>
    <style:style style:name="P3"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5" style:family="paragraph" style:parent-style-name="Text_20_body">
      <style:paragraph-properties fo:margin-left="0.5in" fo:margin-right="0in" fo:text-indent="-0.5in" style:auto-text-indent="false">
        <style:tab-stops>
          <style:tab-stop style:position="0.25in"/>
        </style:tab-stops>
      </style:paragraph-properties>
    </style:style>
    <style:style style:name="P6" style:family="paragraph" style:parent-style-name="Text_20_body">
      <style:paragraph-properties fo:margin-left="0.5in" fo:margin-right="0in" fo:text-indent="-0.5in" style:auto-text-indent="false">
        <style:tab-stops/>
      </style:paragraph-properties>
    </style:style>
    <style:style style:name="P7" style:family="paragraph" style:parent-style-name="Text_20_body" style:master-page-name="">
      <style:paragraph-properties fo:margin-left="0.5in" fo:margin-right="0in" fo:margin-top="0in" fo:margin-bottom="0.0835in" fo:text-indent="0in" style:auto-text-indent="false" style:page-number="auto"/>
    </style:style>
    <style:style style:name="P8" style:family="paragraph" style:parent-style-name="Text_20_body">
      <style:paragraph-properties fo:margin-left="0.5in" fo:margin-right="0in" fo:margin-top="0in" fo:margin-bottom="0.0835in" fo:text-indent="0in" style:auto-text-indent="false">
        <style:tab-stops>
          <style:tab-stop style:position="1in"/>
        </style:tab-stops>
      </style:paragraph-properties>
    </style:style>
    <style:style style:name="P9" style:family="paragraph" style:parent-style-name="Text_20_body">
      <style:paragraph-properties fo:text-align="center" style:justify-single-word="false"/>
    </style:style>
    <style:style style:name="P10" style:family="paragraph" style:parent-style-name="Heading">
      <style:paragraph-properties fo:text-align="center" style:justify-single-word="false"/>
    </style:style>
    <style:style style:name="P11" style:family="paragraph" style:parent-style-name="Contents_20_1">
      <style:paragraph-properties>
        <style:tab-stops>
          <style:tab-stop style:position="7.2681in" style:type="right" style:leader-style="dotted" style:leader-text="."/>
        </style:tab-stops>
      </style:paragraph-properties>
    </style:style>
    <style:style style:name="P12" style:family="paragraph" style:parent-style-name="Contents_20_2">
      <style:paragraph-properties>
        <style:tab-stops>
          <style:tab-stop style:position="7.0717in" style:type="right" style:leader-style="dotted" style:leader-text="."/>
        </style:tab-stops>
      </style:paragraph-properties>
    </style:style>
    <style:style style:name="P13" style:family="paragraph" style:parent-style-name="Contents_20_3">
      <style:paragraph-properties>
        <style:tab-stops>
          <style:tab-stop style:position="6.8752in" style:type="right" style:leader-style="dotted" style:leader-text="."/>
        </style:tab-stops>
      </style:paragraph-properties>
    </style:style>
    <style:style style:name="P14" style:family="paragraph" style:parent-style-name="Standard"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Dbf 7.0 Manual</text:p>
      <text:p text:style-name="P9">Micha Nelissen – 11<text:span text:style-name="T2">th</text:span> September 2004</text:p>
      <text:p text:style-name="P9">Paul Baker – 9<text:span text:style-name="T2">th</text:span> November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 Introduction<text:tab/>2</text:p>
          <text:p text:style-name="P11"><text:s/>2 Class structure<text:tab/>3</text:p>
          <text:p text:style-name="P12"><text:s/>2.1 TDbf<text:tab/>3</text:p>
          <text:p text:style-name="P12"><text:s/>2.2 TDbfFile<text:tab/>3</text:p>
          <text:p text:style-name="P12"><text:s/>2.3 TDbfFieldDef<text:tab/>3</text:p>
          <text:p text:style-name="P11"><text:s/>3 File types<text:tab/>3</text:p>
          <text:p text:style-name="P11"><text:s/>4 Expressions<text:tab/>4</text:p>
          <text:p text:style-name="P11"><text:s/>5 FAQ<text:tab/>5</text:p>
          <text:p text:style-name="P12"><text:s/>5.1 Does TDbf support images?<text:tab/>5</text:p>
          <text:p text:style-name="P12"><text:s/>5.2 Why do deleted records not show up when using ixPrimary indexes?<text:tab/>5</text:p>
          <text:p text:style-name="P12"><text:s/>5.3 How can I make an index on a TDateTime field?<text:tab/>5</text:p>
          <text:p text:style-name="P12"><text:s/>5.4 How can I sort the display of the records differently?<text:tab/>5</text:p>
          <text:p text:style-name="P12"><text:s/>5.5 Why does RecordCount return too many records?<text:tab/>5</text:p>
          <text:p text:style-name="P12"><text:s/>5.6 How to know if a record is currently being edited by another user?<text:tab/>5</text:p>
          <text:p text:style-name="P12"><text:s/>5.7 How to handle different character sets and locale sorting?<text:tab/>6</text:p>
          <text:p text:style-name="P12"><text:s/>5.8 How to undelete records?<text:tab/>6</text:p>
          <text:p text:style-name="P12"><text:s/>5.9 How can I restructure a table?<text:tab/>6</text:p>
          <text:p text:style-name="P11"><text:s/>6 Methods<text:tab/>6</text:p>
          <text:p text:style-name="P12"><text:s/>6.1 GetFieldData<text:tab/>6</text:p>
          <text:p text:style-name="P12"><text:s/>6.2 Resync<text:tab/>6</text:p>
          <text:p text:style-name="P12"><text:s/>6.3 CreateBlobStream<text:tab/>6</text:p>
          <text:p text:style-name="P12"><text:s/>6.4 Translate<text:tab/>7</text:p>
          <text:p text:style-name="P12"><text:s/>6.5 ClearCalcFields<text:tab/>7</text:p>
          <text:p text:style-name="P12"><text:s/>6.6 CompareBookmarks<text:tab/>7</text:p>
          <text:p text:style-name="P12"><text:s/>6.7 CheckDbfFieldDefs<text:tab/>7</text:p>
          <text:p text:style-name="P12"><text:s/>6.8 AddIndex<text:tab/>7</text:p>
          <text:p text:style-name="P12"><text:s/>6.9 RegenerateIndexes<text:tab/>8</text:p>
          <text:p text:style-name="P12"><text:s/>6.10 CancelRange<text:tab/>8</text:p>
          <text:p text:style-name="P12"><text:s/>6.11 SearchKey<text:tab/>8</text:p>
          <text:p text:style-name="P12"><text:s/>6.12 SetRange<text:tab/>9</text:p>
          <text:p text:style-name="P12"><text:s/>6.13 PrepareKey<text:tab/>9</text:p>
          <text:p text:style-name="P12"><text:s/>6.14 ExtractKey<text:tab/>9</text:p>
          <text:p text:style-name="P12"><text:s/>6.15 UpdateIndexDefs<text:tab/>9</text:p>
          <text:p text:style-name="P12"><text:s/>6.16 GetFileNames<text:tab/>9</text:p>
          <text:p text:style-name="P12"><text:s/>6.17 GetIndexNames<text:tab/>9</text:p>
          <text:p text:style-name="P12"><text:s/>6.18 GetAllIndexFiles<text:tab/>10</text:p>
          <text:p text:style-name="P12"><text:s/>6.19 TryExclusive<text:tab/>10</text:p>
          <text:p text:style-name="P12"><text:s/>6.20 EndExclusive<text:tab/>10</text:p>
          <text:p text:style-name="P12"><text:s/>6.21 LockTable<text:tab/>10</text:p>
          <text:p text:style-name="P12"><text:s/>6.22 UnlockTable<text:tab/>10</text:p>
          <text:p text:style-name="P12"><text:s/>6.23 OpenIndexFile<text:tab/>10</text:p>
          <text:p text:style-name="P12"><text:s/>6.24 DeleteIndex<text:tab/>10</text:p>
          <text:p text:style-name="P12"><text:s/>6.25 CloseIndexFile<text:tab/>10</text:p>
          <text:p text:style-name="P12"><text:s/>6.26 RepageIndexFile<text:tab/>11</text:p>
          <text:p text:style-name="P12"><text:s/>6.27 CompactIndexFile<text:tab/>11</text:p>
          <text:p text:style-name="P12"><text:s/>6.28 Locate<text:tab/>11</text:p>
          <text:p text:style-name="P12"><text:s/>6.29 LocateRecord<text:tab/>11</text:p>
          <text:p text:style-name="P12"><text:soft-page-break/><text:s/>6.30 IsDeleted<text:tab/>11</text:p>
          <text:p text:style-name="P12"><text:s/>6.31 Undelete<text:tab/>12</text:p>
          <text:p text:style-name="P12"><text:s/>6.32 CreateTable<text:tab/>12</text:p>
          <text:p text:style-name="P12"><text:s/>6.33 CreateTableEx<text:tab/>12</text:p>
          <text:p text:style-name="P12"><text:s/>6.34 CopyFrom<text:tab/>12</text:p>
          <text:p text:style-name="P12"><text:s/>6.35 RestructureTable<text:tab/>12</text:p>
          <text:p text:style-name="P13">Example<text:tab/>13</text:p>
          <text:p text:style-name="P12"><text:s/>6.36 PackTable<text:tab/>13</text:p>
          <text:p text:style-name="P12"><text:s/>6.37 EmptyTable<text:tab/>13</text:p>
          <text:p text:style-name="P12"><text:s/>6.38 Zap<text:tab/>13</text:p>
          <text:p text:style-name="P12"><text:s/>6.39 InitFieldDefsFromFields<text:tab/>13</text:p>
          <text:p text:style-name="P11"><text:s/>7 Properties<text:tab/>14</text:p>
          <text:p text:style-name="P12"><text:s/>7.1 AbsolutePath<text:tab/>14</text:p>
          <text:p text:style-name="P12"><text:s/>7.2 DbfFieldDefs<text:tab/>14</text:p>
          <text:p text:style-name="P12"><text:s/>7.3 PhysicalRecNo<text:tab/>14</text:p>
          <text:p text:style-name="P12"><text:s/>7.4 LanguageID<text:tab/>14</text:p>
          <text:p text:style-name="P12"><text:s/>7.5 LanguageStr<text:tab/>14</text:p>
          <text:p text:style-name="P12"><text:s/>7.6 CodePage<text:tab/>14</text:p>
          <text:p text:style-name="P12"><text:s/>7.7 ExactRecordCount<text:tab/>14</text:p>
          <text:p text:style-name="P12"><text:s/>7.8 DbfFile<text:tab/>15</text:p>
          <text:p text:style-name="P12"><text:s/>7.9 UserStream<text:tab/>15</text:p>
          <text:p text:style-name="P12"><text:s/>7.10 DisableResyncOnPost<text:tab/>15</text:p>
          <text:p text:style-name="P12"><text:s/>7.11 DateTimeHandling<text:tab/>15</text:p>
          <text:p text:style-name="P12"><text:s/>7.12 Exclusive<text:tab/>15</text:p>
          <text:p text:style-name="P12"><text:s/>7.13 FilePath<text:tab/>15</text:p>
          <text:p text:style-name="P12"><text:s/>7.14 FilePathFull<text:tab/>16</text:p>
          <text:p text:style-name="P12"><text:s/>7.15 Filter<text:tab/>16</text:p>
          <text:p text:style-name="P12"><text:s/>7.16 Indexes<text:tab/>16</text:p>
          <text:p text:style-name="P12"><text:s/>7.17 IndexDefs<text:tab/>16</text:p>
          <text:p text:style-name="P12"><text:s/>7.18 IndexFieldNames<text:tab/>16</text:p>
          <text:p text:style-name="P12"><text:s/>7.19 IndexName<text:tab/>16</text:p>
          <text:p text:style-name="P12"><text:s/>7.20 MasterFields<text:tab/>17</text:p>
          <text:p text:style-name="P12"><text:s/>7.21 MasterSource<text:tab/>17</text:p>
          <text:p text:style-name="P12"><text:s/>7.22 OpenMode<text:tab/>17</text:p>
          <text:p text:style-name="P12"><text:s/>7.23 ReadOnly<text:tab/>17</text:p>
          <text:p text:style-name="P12"><text:s/>7.24 ShowDeleted<text:tab/>17</text:p>
          <text:p text:style-name="P12"><text:s/>7.25 Storage<text:tab/>18</text:p>
          <text:p text:style-name="P12"><text:s/>7.26 StoreDefs<text:tab/>18</text:p>
          <text:p text:style-name="P12"><text:s/>7.27 TableName<text:tab/>18</text:p>
          <text:p text:style-name="P12"><text:s/>7.28 TableLevel<text:tab/>18</text:p>
          <text:p text:style-name="P12"><text:s/>7.29 Version<text:tab/>18</text:p>
          <text:p text:style-name="P12"><text:s/>7.30 BeforeAutoCreate<text:tab/>19</text:p>
          <text:p text:style-name="P12"><text:s/>7.31 OnCompareRecord<text:tab/>19</text:p>
          <text:p text:style-name="P12"><text:s/>7.32 OnFilterRecord<text:tab/>19</text:p>
          <text:p text:style-name="P12"><text:s/>7.33 OnLanguageWarning<text:tab/>19</text:p>
          <text:p text:style-name="P12"><text:s/>7.34 OnLocaleError<text:tab/>19</text:p>
          <text:p text:style-name="P12"><text:s/>7.35 OnIndexMissing<text:tab/>19</text:p>
          <text:p text:style-name="P12"><text:s/>7.36 OnCopyDateTimeAsString<text:tab/>19</text:p>
          <text:p text:style-name="P12"><text:s/>7.37 OnTranslate<text:tab/>20</text:p>
        </text:index-body>
      </text:table-of-content>
      <text:h text:style-name="Heading_20_1" text:outline-level="1" text:restart-numbering="true" text:start-value="-1">Introduction</text:h>
      <text:p text:style-name="Text_20_body">TDbf is an open source native data access component for Object Pascal. This includes support for Delphi, C++ Builder, Kylix and Free Pascal. It allows you to create very compact database programs which don’t need any special installer programs. The database engine code is compiled right into your executable. It has the following features:</text:p>
      <text:list xml:id="list8268276113604261957" text:style-name="L1">
        <text:list-item>
          <text:p text:style-name="P14"><text:soft-page-break/>Works without the Borland Database Engine.</text:p>
        </text:list-item>
        <text:list-item>
          <text:p text:style-name="P14">Allows the use of all dBASE </text:p>
        </text:list-item>
        <text:list-item>
          <text:p text:style-name="P14">native types (including character, numeric, logical, date, and memo). See <text:span text:style-name="Source_20_Text"><text:bookmark-ref text:reference-format="text" text:ref-name="__RefNumPara__5090_1787780352">TableLevel</text:bookmark-ref></text:span>.</text:p>
        </text:list-item>
        <text:list-item>
          <text:p text:style-name="P14">Memo files are supported, both text and binary so you can use fields with no size limit.</text:p>
        </text:list-item>
        <text:list-item>
          <text:p text:style-name="P14">File format 100% compatible with dBASE III+ or dBASE IV or dBASE for Windows.</text:p>
        </text:list-item>
        <text:list-item>
          <text:p text:style-name="P14">Support for Clipper and Visual FoxPro tables.</text:p>
        </text:list-item>
        <text:list-item>
          <text:p text:style-name="P14">Restructuring existing tables to drop, add or modify a current table structure while retaining table data.</text:p>
        </text:list-item>
        <text:list-item>
          <text:p text:style-name="P14">Multi-user access through BDE compatible locking. Only 1 user can lock a particular record for writing, but multiple users can read the record.</text:p>
        </text:list-item>
        <text:list-item>
          <text:p text:style-name="P14">Index support available for fast sorting, searching and ranging of big tables. Indexes supported include NDX and MDX index files.</text:p>
        </text:list-item>
        <text:list-item>
          <text:p text:style-name="P14">Expression parser for both indexes and filters.</text:p>
        </text:list-item>
        <text:list-item>
          <text:p text:style-name="P14">OS dependant multi-codepage and multi-locale support. This allows you to read and write tables in different ANSI codepages than your OS and to specify a sort order better suited for your language or locale. Currently, this is not yet supported on the Linux OS. Unicode is not supported by the dBASE standard.</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3">.dbf<text:tab/>A dBase or FoxPro file. Contains the data of all fixed size fields. Records are fixed size.</text:p>
      <text:p text:style-name="P1">.dbt<text:tab/>A memo file. Memo contents are variable in size, and the memo field in the .dbf contains a pointer to a block number in the memo file which contains the actual memo data.</text:p>
      <text:p text:style-name="P5">.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text:soft-page-break/>index files, they are automatically closed. Note that they are not automatically opened next time the dbf is opened again. For the index to be maintained, it must be opened after the tdbf is opened by calling <text:span text:style-name="Source_20_Text">Dbf1.OpenIndexFile(’index1.ndx’);</text:span>.</text:p>
      <text:p text:style-name="P6">.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text:bookmark-ref text:reference-format="text" text:ref-name="__RefNumPara__1492_493540530">AddIndex</text:bookmark-ref></text:span>, you need to supply an index expression. When you want to apply a filter, you need to supply a filter expression in the <text:span text:style-name="Source_20_Text"><text:bookmark-ref text:reference-format="text" text:ref-name="__RefNumPara__1494_493540530">Filter</text:bookmark-ref></text:span>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4"><text:span text:style-name="Source_20_Text">+</text:span><text:tab/>Concatenate two strings, or add two numbers</text:p>
      <text:p text:style-name="P2"><text:span text:style-name="Source_20_Text">-</text:span><text:tab/>Subtract two numbers</text:p>
      <text:p text:style-name="P2"><text:span text:style-name="Source_20_Text">*</text:span><text:tab/>Multiply two numbers</text:p>
      <text:p text:style-name="P2"><text:span text:style-name="Source_20_Text">/</text:span><text:tab/>Divide two numbers</text:p>
      <text:p text:style-name="P2"><text:span text:style-name="Source_20_Text">=</text:span><text:tab/>Compare two strings, numbers or booleans for equality</text:p>
      <text:p text:style-name="P2"><text:span text:style-name="Source_20_Text">&lt;&gt;</text:span><text:tab/>Compare two strings, numbers or booleans for inequality</text:p>
      <text:p text:style-name="P2"><text:span text:style-name="Source_20_Text">&lt;</text:span><text:tab/>Return iff first argument smaller than second argument</text:p>
      <text:p text:style-name="P2"><text:span text:style-name="Source_20_Text">&lt;=</text:span><text:tab/>Return iff first argument smaller than or equal to second argument &gt;  Return iff first argument greater than second argument</text:p>
      <text:p text:style-name="P2"><text:span text:style-name="Source_20_Text">&gt;=</text:span><text:tab/>Return iff first argument greater than or equal to second argument</text:p>
      <text:p text:style-name="P2"><text:span text:style-name="Source_20_Text">NOT</text:span><text:tab/>Negate the boolean argument to the right</text:p>
      <text:p text:style-name="P2"><text:span text:style-name="Source_20_Text">AND</text:span><text:tab/>Returns true iff first and second boolean argument are true OR  Returns true iff first or second boolean argument is true</text:p>
      <text:p text:style-name="Text_20_body">Supported functions:</text:p>
      <text:p text:style-name="Text_20_body"><text:span text:style-name="Source_20_Text">STR(num[,size,precision])</text:span></text:p>
      <text:p text:style-name="P7">Converts a number <text:span text:style-name="T1">num</text:span> to a string with optional size and precision</text:p>
      <text:p text:style-name="P8"><text:span text:style-name="T1">num</text:span><text:tab/>number to convert to string</text:p>
      <text:p text:style-name="P8"><text:span text:style-name="T1">size</text:span><text:tab/>the total number of characters to output</text:p>
      <text:p text:style-name="P8"><text:span text:style-name="T1">precision</text:span><text:tab/>the number of digits to the right of the decimal point</text:p>
      <text:p text:style-name="Text_20_body"><text:span text:style-name="Source_20_Text">DTOS(date)</text:span></text:p>
      <text:p text:style-name="Text_20_body">Converts <text:span text:style-name="T1">date</text:span> to a string with representation <text:span text:style-name="T1">YYYYMMDD</text:span></text:p>
      <text:p text:style-name="Text_20_body"><text:span text:style-name="Source_20_Text">SUBSTR(str,index,count)</text:span></text:p>
      <text:p text:style-name="Text_20_body">Extracts a substring from string <text:span text:style-name="T1">str</text:span> from position index and length count</text:p>
      <text:p text:style-name="Text_20_body"><text:span text:style-name="Source_20_Text">UPPER(str)</text:span></text:p>
      <text:p text:style-name="Text_20_body"><text:soft-page-break/>Returns the uppercase equivalent of string <text:span text:style-name="T1">str</text:span></text:p>
      <text:p text:style-name="Text_20_body"><text:span text:style-name="Source_20_Text">LOWER(str)</text:span></text:p>
      <text:p text:style-name="Text_20_body">Returns the lowercase equivalent of string <text:span text:style-name="T1">str</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text:soft-page-break/>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 6.40 </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oft-page-break/><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NumPara__1492_493540530"/><text:bookmark-start text:name="__RefHeading__415_1116964618"/>AddIndex<text:bookmark-end text:name="__RefNumPara__1492_493540530"/><text:bookmark-end text:name="__RefHeading__415_1116964618"/></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text:soft-page-break/>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4260652714761062156" text:style-name="L2">
        <text:list-item>
          <text:p text:style-name="P15">ixPrimary specifies a distinct unique index. An exception will be thrown when you try to insert 2 equal keys.</text:p>
        </text:list-item>
        <text:list-item>
          <text:p text:style-name="P15">ixUnique specifies an unique index. Duplicate key entries will be ignored.</text:p>
        </text:list-item>
        <text:list-item>
          <text:p text:style-name="P15">ixDescending specifies reverse sorting order.</text:p>
        </text:list-item>
        <text:list-item>
          <text:p text:style-name="P15">ixCaseInsensitive is not used.</text:p>
        </text:list-item>
        <text:list-item>
          <text:p text:style-name="P15">ixExpression need not be given; it is autodetected when the Fields parameter is parsed.</text:p>
        </text:list-item>
      </text:list>
      <text:h text:style-name="Heading_20_2" text:outline-level="2">RegenerateIndexes</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CompareKeys</text:h>
      <text:p text:style-name="Text_20_body"><text:span text:style-name="Source_20_Text">function TDbf.CompareKeys(Key1, Key2: PAnsiChar): Integer;</text:span></text:p>
      <text:p text:style-name="Text_20_body">This function assumes that <text:span text:style-name="Source_20_Text">Key1</text:span> and <text:span text:style-name="Source_20_Text">Key2</text:span> are index keys for the current index, which was specified using the <text:span text:style-name="Source_20_Text">IndexName</text:span> property.</text:p>
      <text:p text:style-name="Text_20_body">This compares the two index keys. The result is 0 if the keys are equal, negative if <text:span text:style-name="Source_20_Text">Key1</text:span> is less than <text:span text:style-name="Source_20_Text">Key2</text:span> or positive if <text:span text:style-name="Source_20_Text">Key1</text:span> is more than <text:span text:style-name="Source_20_Text">Key2</text:span>.</text:p>
      <text:h text:style-name="Heading_20_2" text:outline-level="2"><text:bookmark-start text:name="__RefNumPara__1500_493540530"/>GotoCommon<text:bookmark-end text:name="__RefNumPara__1500_493540530"/></text:h>
      <text:p text:style-name="Text_20_body"><text:span text:style-name="Source_20_Text">function TDbf.GotoCommon(SearchKeyType: TSearchKeyType): Boolean;</text:span></text:p>
      <text:p text:style-name="Text_20_body">This function assumes that you selected a particular index, using the <text:span text:style-name="Source_20_Text">IndexName</text:span> property, put the dataset into <text:span text:style-name="Source_20_Text">dsSetKey</text:span> mode using the <text:span text:style-name="Source_20_Text"><text:bookmark-ref text:reference-format="text" text:ref-name="__RefNumPara__1502_493540530">SetKey</text:bookmark-ref></text:span> method and populated the key buffer.</text:p>
      <text:p text:style-name="Text_20_body">The key buffer is used to generate a key to search for in the active index. The result of the search is the same as if <text:span text:style-name="Source_20_Text"><text:bookmark-ref text:reference-format="text" text:ref-name="__RefNumPara__1490_493540530">SearchKey</text:bookmark-ref></text:span> were called with this key.</text:p>
      <text:h text:style-name="Heading_20_2" text:outline-level="2"><text:bookmark-start text:name="__RefNumPara__1496_493540530"/>GotoKey<text:bookmark-end text:name="__RefNumPara__1496_493540530"/></text:h>
      <text:p text:style-name="Text_20_body"><text:span text:style-name="Source_20_Text">function TDbf.GotoKey: Boolean;</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Equal</text:span>.</text:p>
      <text:p text:style-name="Text_20_body">This is similar to the BDE <text:span text:style-name="Source_20_Text">TTable.GotoKey</text:span> method.</text:p>
      <text:h text:style-name="Heading_20_2" text:outline-level="2"><text:bookmark-start text:name="__RefNumPara__1498_493540530"/><text:soft-page-break/>GotoNearest<text:bookmark-end text:name="__RefNumPara__1498_493540530"/></text:h>
      <text:p text:style-name="Text_20_body"><text:span text:style-name="Source_20_Text">procedure TDbf.GotoNearest;</text:span></text:p>
      <text:p text:style-name="Text_20_body">This function is equivalent to the <text:span text:style-name="Source_20_Text"><text:bookmark-ref text:reference-format="text" text:ref-name="__RefNumPara__1500_493540530">GotoCommon</text:bookmark-ref></text:span> function with the <text:span text:style-name="Source_20_Text">SearchType</text:span> parameter set to <text:span text:style-name="Source_20_Text">stGreaterEqual</text:span>.</text:p>
      <text:p text:style-name="Text_20_body">This is similar to the BDE <text:span text:style-name="Source_20_Text">TTable.GotoNearest</text:span> method.</text:p>
      <text:h text:style-name="Heading_20_2" text:outline-level="2"><text:bookmark-start text:name="__RefNumPara__1490_493540530"/>SearchKey<text:bookmark-end text:name="__RefNumPara__1490_493540530"/></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5511085466236750660" text:style-name="L3">
        <text:list-item>
          <text:p text:style-name="P16">String index: a pointer to the first character of a null-terminated character array.</text:p>
        </text:list-item>
        <text:list-item>
          <text:p text:style-name="P16">MDX, numeric: a pointer to a buffer containing a BCD, a binary coded decimal in dBase format.</text:p>
        </text:list-item>
        <text:list-item>
          <text:p text:style-name="P16">NDX, numeric: a pointer to a double.</text:p>
        </text:list-item>
      </text:list>
      <text:p text:style-name="Text_20_body">SearchType is one of the following:</text:p>
      <text:list xml:id="list6389337684662608344" text:style-name="L4">
        <text:list-item>
          <text:p text:style-name="P17">stEqual searches exactly Key. Returns false if no key matches.</text:p>
        </text:list-item>
        <text:list-item>
          <text:p text:style-name="P17">stGreaterEqual searches exactly Key or, if not found, the record which key is greater. Returns false if end of file is found.</text:p>
        </text:list-item>
        <text:list-item>
          <text:p text:style-name="P17">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bookmark-start text:name="__RefNumPara__1502_493540530"/>SetKey<text:bookmark-end text:name="__RefNumPara__1502_493540530"/></text:h>
      <text:p text:style-name="Text_20_body"><text:span text:style-name="Source_20_Text">procedure TDbf.SetKey;</text:span></text:p>
      <text:p text:style-name="Text_20_body">This puts the dataset in <text:span text:style-name="Source_20_Text">dsSetKey</text:span> state and clears the key buffer. Setting field values will populate the key buffer which will then be used to search when calling the <text:span text:style-name="Source_20_Text"><text:bookmark-ref text:reference-format="text" text:ref-name="__RefNumPara__1496_493540530">GotoKey</text:bookmark-ref></text:span>, <text:span text:style-name="Source_20_Text"><text:bookmark-ref text:reference-format="text" text:ref-name="__RefNumPara__1498_493540530">GotoNearest</text:bookmark-ref></text:span> or <text:span text:style-name="Source_20_Text"><text:bookmark-ref text:reference-format="text" text:ref-name="__RefNumPara__1500_493540530">GotoCommon</text:bookmark-ref></text:span> method.</text:p>
      <text:p text:style-name="Text_20_body">This is similar to the BDE <text:span text:style-name="Source_20_Text">TTable.SetKey</text:span> method.</text:p>
      <text:h text:style-name="Heading_20_2" text:outline-level="2">SetRange</text:h>
      <text:p text:style-name="Text_20_body"><text:span text:style-name="Source_20_Text">procedure SetRange(LowRange: Variant; HighRange: Variant); procedure </text:span><text:span text:style-name="Source_20_Text">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text:soft-page-break/>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6429535764330976414" text:style-name="L5">
        <text:list-item>
          <text:p text:style-name="P18">dfDbf: The main dbf filename</text:p>
        </text:list-item>
        <text:list-item>
          <text:p text:style-name="P18">dfMemo: The memo filename if any</text:p>
        </text:list-item>
        <text:list-item>
          <text:p text:style-name="P18">dfIndex: Any open index files</text:p>
        </text:list-item>
      </text:list>
      <text:h text:style-name="Heading_20_2" text:outline-level="2">GetIndexNames</text:h>
      <text:p text:style-name="Text_20_body"><text:span text:style-name="Source_20_Text">procedure GetIndexNames(Strings: TStrings);</text:span></text:p>
      <text:p text:style-name="Text_20_body">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text:soft-page-break/>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4902143954488611260" text:style-name="L6">
        <text:list-item>
          <text:p text:style-name="P19">If this index is contained in the accompanying MDX file, it will be removed there.</text:p>
        </text:list-item>
        <text:list-item>
          <text:p text:style-name="P19">In the case of an NDX file, it will be closed, detached, then removed from disk.</text:p>
        </text:list-item>
      </text:list>
      <text:h text:style-name="Heading_20_2" text:outline-level="2">CloseIndexFile</text:h>
      <text:p text:style-name="Text_20_body"><text:span text:style-name="Source_20_Text">procedure CloseIndexFile(const AIndexName: string);</text:span></text:p>
      <text:p text:style-name="Text_20_body">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text:soft-page-break/>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text:soft-page-break/>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CopyFrom</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Heading__446_1116964618"/>RestructureTable<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oft-page-break/><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PackTable</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InitFieldDefsFromFields</text:h>
      <text:p text:style-name="Text_20_body"><text:span text:style-name="Source_20_Text">{$ifndef DELPHI_5}</text:span></text:p>
      <text:p text:style-name="Text_20_body"><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ext:soft-page-break/>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text:soft-page-break/>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NumPara__1494_493540530"/><text:bookmark-start text:name="__RefHeading__419_1116964618"/><text:soft-page-break/>Filter<text:bookmark-end text:name="__RefNumPara__1494_493540530"/><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text:soft-page-break/>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645080442345718377" text:style-name="L7">
        <text:list-item>
          <text:p text:style-name="P20">omNormal fails the open action if the file does not exist.</text:p>
        </text:list-item>
        <text:list-item>
          <text:p text:style-name="P20">omAutoCreate creates a new table as if CreateTable is called, and opens it.</text:p>
        </text:list-item>
        <text:list-item>
          <text:p text:style-name="P20">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text:span><text:soft-page-break/><text:span text:style-name="Source_20_Text">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ext:bookmark-start text:name="__RefNumPara__5090_1787780352"/><text:bookmark-start text:name="__RefHeading__5088_1787780352"/>TableLevel<text:bookmark-end text:name="__RefNumPara__5090_1787780352"/><text:bookmark-end text:name="__RefHeading__5088_1787780352"/></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6299787864558896306" text:style-name="L8">
        <text:list-item>
          <text:p text:style-name="P21">3: dBase III+ compatible.</text:p>
        </text:list-item>
        <text:list-item>
          <text:p text:style-name="P21">4: dBase IV compatible. The only difference to dBase III+ is the current codepage, locale. dBase III+ uses no translation for the codepage and a binary sort order for the indexes.</text:p>
        </text:list-item>
        <text:list-item>
          <text:p text:style-name="P21">7: Visual dBase VII. Not all features are supported, but these give an summary:</text:p>
          <text:list>
            <text:list-item>
              <text:p text:style-name="P21">More field types: datetime, 32 bit integers, 64 bit doubles.</text:p>
            </text:list-item>
            <text:list-item>
              <text:p text:style-name="P21">Default values for fields. This info can be found via the DbfFieldDef.HasDefault and DefaultBuf properties.</text:p>
            </text:list-item>
            <text:list-item>
              <text:p text:style-name="P21">Min and Max values for fields are NOT supported, but can be read.</text:p>
            </text:list-item>
            <text:list-item>
              <text:p text:style-name="P21">Referential integrity is NOT supported.</text:p>
            </text:list-item>
          </text:list>
        </text:list-item>
        <text:list-item>
          <text:p text:style-name="P21">25: FoxPro compatible. The native field types are a bit different, but very comparable to dBase IV. CDX indexes are not supported.</text:p>
        </text:list-item>
      </text:list>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text:soft-page-break/>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Write an OnIndexMissing event to inhibit the action taken when a table specifies that it had an index attached, but it is gone. The default is to break the link, but you can refuse to open the table.</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9T11:16:08.96</dc:date>
    <dc:creator>Paul Baker</dc:creator>
    <meta:editing-duration>PT4H40M28S</meta:editing-duration>
    <meta:editing-cycles>54</meta:editing-cycles>
    <meta:generator>OpenOffice/4.1.1$Win32 OpenOffice.org_project/411m6$Build-9775</meta:generator>
    <meta:document-statistic meta:table-count="0" meta:image-count="0" meta:object-count="0" meta:page-count="20" meta:paragraph-count="549" meta:word-count="6916" meta:character-count="44804"/>
  </office:meta>
</office:document-meta>
</file>